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paragraph-rsid="0056ea26"/>
    </style:style>
    <style:style style:name="P2" style:family="paragraph" style:parent-style-name="Text_20_body" style:list-style-name="">
      <style:text-properties officeooo:paragraph-rsid="00597b5a"/>
    </style:style>
    <style:style style:name="P3" style:family="paragraph" style:parent-style-name="Text_20_body" style:list-style-name="">
      <style:text-properties officeooo:paragraph-rsid="005b2cff"/>
    </style:style>
    <style:style style:name="P4" style:family="paragraph" style:parent-style-name="Text_20_body" style:list-style-name="">
      <style:text-properties officeooo:paragraph-rsid="005b8a5f"/>
    </style:style>
    <style:style style:name="T1" style:family="text">
      <style:text-properties fo:font-weight="normal" officeooo:rsid="00597b5a" style:font-weight-asian="normal" style:font-weight-complex="normal"/>
    </style:style>
    <style:style style:name="T2" style:family="text">
      <style:text-properties fo:font-weight="normal" officeooo:rsid="005b2cff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5b8a5f" style:font-style-asian="normal" style:font-style-complex="normal"/>
    </style:style>
    <style:style style:name="T5" style:family="text">
      <style:text-properties fo:font-style="normal" officeooo:rsid="005bc283" style:font-style-asian="normal" style:font-style-complex="normal"/>
    </style:style>
    <style:style style:name="T6" style:family="text">
      <style:text-properties fo:font-style="normal" fo:font-weight="bold" officeooo:rsid="005b2cff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5b8a5f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56ea2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58e32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97b5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5b2cf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5b8a5f" style:font-style-asian="normal" style:font-weight-asian="normal" style:font-style-complex="normal" style:font-weight-complex="normal"/>
    </style:style>
    <style:style style:name="T13" style:family="text">
      <style:text-properties style:font-name="Arial" fo:font-style="normal" fo:font-weight="normal" officeooo:rsid="005b2cff" style:font-style-asian="normal" style:font-weight-asian="normal" style:font-style-complex="normal" style:font-weight-complex="normal"/>
    </style:style>
    <style:style style:name="T14" style:family="text">
      <style:text-properties fo:color="#ed4c05" loext:opacity="100%" fo:font-style="normal" fo:font-weight="bold" officeooo:rsid="005b8a5f" style:font-style-asian="normal" style:font-weight-asian="bold" style:font-style-complex="normal" style:font-weight-complex="bold"/>
    </style:style>
    <style:style style:name="T15" style:family="text">
      <style:text-properties fo:color="#ed4c05" loext:opacity="100%" fo:font-style="normal" officeooo:rsid="005b8a5f" style:font-style-asian="normal" style:font-style-complex="normal"/>
    </style:style>
    <style:style style:name="T16" style:family="text">
      <style:text-properties fo:color="#ed4c05" loext:opacity="100%" fo:font-style="normal" fo:font-weight="normal" officeooo:rsid="005b8a5f" style:font-style-asian="normal" style:font-weight-asian="normal" style:font-style-complex="normal" style:font-weight-complex="normal"/>
    </style:style>
    <style:style style:name="T17" style:family="text">
      <style:text-properties fo:color="#ed4c05" loext:opacity="100%" style:font-name="Arial" fo:font-style="normal" fo:font-weight="bold" officeooo:rsid="005b8a5f" style:font-style-asian="normal" style:font-weight-asian="bold" style:font-style-complex="normal" style:font-weight-complex="bold"/>
    </style:style>
    <style:style style:name="T18" style:family="text">
      <style:text-properties style:use-window-font-color="true" loext:opacity="0%" fo:font-style="normal" fo:font-weight="normal" officeooo:rsid="005b8a5f" style:font-style-asian="normal" style:font-weight-asian="normal" style:font-style-complex="normal" style:font-weight-complex="normal"/>
    </style:style>
    <style:style style:name="T19" style:family="text">
      <style:text-properties style:use-window-font-color="true" loext:opacity="0%" style:font-name="Arial" fo:font-style="normal" fo:font-weight="normal" officeooo:rsid="005b8a5f" style:font-style-asian="normal" style:font-weight-asian="normal" style:font-style-complex="normal" style:font-weight-complex="normal"/>
    </style:style>
    <style:style style:name="T20" style:family="text">
      <style:text-properties style:use-window-font-color="true" loext:opacity="0%" style:font-name="Arial" fo:font-style="normal" fo:font-weight="bold" officeooo:rsid="005b8a5f" style:font-style-asian="normal" style:font-weight-asian="bold" style:font-style-complex="normal" style:font-weight-complex="bold"/>
    </style:style>
    <style:style style:name="T21" style:family="text">
      <style:text-properties style:use-window-font-color="true" loext:opacity="0%" style:font-name="Arial" fo:font-weight="normal" officeooo:rsid="005b8a5f" style:font-weight-asian="normal" style:font-weight-complex="normal"/>
    </style:style>
    <style:style style:name="T22" style:family="text">
      <style:text-properties officeooo:rsid="005bc283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officeooo:rsid="00597b5a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5b2cff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Emphasis"><text:span text:style-name="T8">Constructions avec 2 </text:span></text:span><text:span text:style-name="Emphasis"><text:span text:style-name="T9">verbes</text:span></text:span></text:h>
      <text:h text:style-name="Heading_20_2" text:outline-level="2"><text:span text:style-name="Emphasis"><text:span text:style-name="T3">L’infinitif</text:span></text:span></text:h>
      <text:h text:style-name="Heading_20_3" text:outline-level="3"><text:span text:style-name="Emphasis"><text:span text:style-name="T3">Règles générales</text:span></text:span></text:h>
      <text:p text:style-name="P2"><text:span text:style-name="Emphasis"><text:span text:style-name="T10">Généralement, lorsque deux verbes se suivent, le deuxième est à l'infinitif, c'est-à-dire de la forme to + base verbale.</text:span></text:span></text:p>
      <text:p text:style-name="P2"><text:span text:style-name="Emphasis"><text:span text:style-name="T10">⚠ To have to + base verbale exprime </text:span></text:span><text:span text:style-name="Emphasis"><text:span text:style-name="T11">l’obligation pour </text:span></text:span><text:span text:style-name="Emphasis"><text:span text:style-name="T10">quelqu'un </text:span></text:span><text:span text:style-name="Emphasis"><text:span text:style-name="T11">de</text:span></text:span><text:span text:style-name="Emphasis"><text:span text:style-name="T10"> faire quelque chose.</text:span></text:span></text:p>
      <text:p text:style-name="P2"><text:span text:style-name="Emphasis"><text:span text:style-name="T10"/></text:span></text:p>
      <text:h text:style-name="Heading_20_3" text:outline-level="3"><text:span text:style-name="Emphasis"><text:span text:style-name="T3">Infinitif sans To</text:span></text:span></text:h>
      <text:p text:style-name="P2"><text:span text:style-name="Emphasis"><text:span text:style-name="T10">- Les auxiliaires de modalité sont suivis de l'infinitif mais sans to.</text:span></text:span></text:p>
      <text:p text:style-name="P2"><text:span text:style-name="Emphasis"><text:span text:style-name="T10">- Pour certains verbes et certaines expressions </text:span></text:span><text:span text:style-name="Emphasis"><text:span text:style-name="T11">(to let ; would rather…)</text:span></text:span><text:span text:style-name="Emphasis"><text:span text:style-name="T10"> </text:span></text:span><text:span text:style-name="Emphasis"><text:span text:style-name="T11">l</text:span></text:span><text:span text:style-name="Emphasis"><text:span text:style-name="T10">e deuxième verbe est à l'infinitif sans to.</text:span></text:span></text:p>
      <text:p text:style-name="P3"><text:span text:style-name="Emphasis"><text:span text:style-name="T10">- Les verbes de perception </text:span></text:span><text:span text:style-name="Emphasis"><text:span text:style-name="T11">(</text:span></text:span><text:span text:style-name="Emphasis"><text:span text:style-name="T10">see ; hear ; watch…</text:span></text:span><text:span text:style-name="Emphasis"><text:span text:style-name="T11">)</text:span></text:span><text:span text:style-name="Emphasis"><text:span text:style-name="T10"> sont généralement suivis d'un infinitif sans to.</text:span></text:span></text:p>
      <text:h text:style-name="Heading_20_2" text:outline-level="2"><text:span text:style-name="Emphasis"><text:span text:style-name="T3">Le gérondif</text:span></text:span></text:h>
      <text:h text:style-name="Heading_20_3" text:outline-level="3"><text:span text:style-name="Emphasis">Règles générales</text:span></text:h>
      <text:h text:style-name="Heading_20_4" text:outline-level="4"><text:span text:style-name="Emphasis"><text:span text:style-name="T3">Formation</text:span></text:span></text:h>
      <text:p text:style-name="P3"><text:span text:style-name="Emphasis"><text:span text:style-name="T11">On suit la structure </text:span></text:span><text:span text:style-name="Emphasis"><text:span text:style-name="T6">Base verbale + ing</text:span></text:span></text:p>
      <text:h text:style-name="Heading_20_4" text:outline-level="4"><text:span text:style-name="Emphasis"><text:span text:style-name="T3">Traduction du participe présent</text:span></text:span></text:h>
      <text:p text:style-name="P3"><text:span text:style-name="Emphasis"><text:span text:style-name="T11">On le traduit généralement par un gérondif, pouvant </text:span></text:span><text:span text:style-name="Emphasis"><text:span text:style-name="T13">être introduit par</text:span></text:span><text:span text:style-name="Emphasis"><text:span text:style-name="T11"> while, by, on ou in.</text:span></text:span></text:p>
      <text:h text:style-name="Heading_20_3" text:outline-level="3"><text:span text:style-name="Emphasis"><text:span text:style-name="T12">C</text:span></text:span><text:span text:style-name="Emphasis"><text:span text:style-name="T11">as où le gérondif remplace un infinitif après un verbe</text:span></text:span></text:h>
      <text:p text:style-name="P4"><text:span text:style-name="Emphasis"><text:span text:style-name="T12">Verbes suivis d’une préposition</text:span></text:span></text:p>
      <text:p text:style-name="P4"><text:span text:style-name="Emphasis"><text:span text:style-name="T12">Lorsque le premier verbe de la phrase est suivi d'une préposition telle que by, on, with, without, for, of, on emploie le gérondif.</text:span></text:span></text:p>
      <text:h text:style-name="Heading_20_3" text:outline-level="3"><text:span text:style-name="Emphasis"><text:span text:style-name="T3">Verbes et les expressions </text:span></text:span><text:span text:style-name="Emphasis"><text:span text:style-name="T4">obligatoirement </text:span></text:span><text:span text:style-name="Emphasis"><text:span text:style-name="T3">utilisées avec un gérondif</text:span></text:span></text:h>
      <text:p text:style-name="P4"><text:span text:style-name="Emphasis"><text:span text:style-name="T12">Une liste se trouve en </text:span></text:span><text:span text:style-name="Emphasis"><text:span text:style-name="T14">A1</text:span></text:span></text:p>
      <text:h text:style-name="Heading_20_3" text:outline-level="3"><text:span text:style-name="Emphasis"><text:span text:style-name="T5">C</text:span></text:span><text:span text:style-name="Emphasis"><text:span text:style-name="T3">as où le gérondif est couramment utilisé</text:span></text:span></text:h>
      <text:p text:style-name="P4"><text:span text:style-name="Emphasis"><text:span text:style-name="T18">- après les verbes de goût et de perception, m</text:span></text:span><text:span text:style-name="Emphasis"><text:span text:style-name="T19">ême si utiliser l’infinitif n’est pas faux</text:span></text:span></text:p>
      <text:p text:style-name="P4"><text:span text:style-name="Emphasis"><text:span text:style-name="T19">- après certains verbes courants (liste en </text:span></text:span><text:span text:style-name="Emphasis"><text:span text:style-name="T17">A2</text:span></text:span><text:span text:style-name="Emphasis"><text:span text:style-name="T19">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9H50M48S</meta:editing-duration>
    <meta:editing-cycles>49</meta:editing-cycles>
    <meta:generator>LibreOffice/7.3.4.2$Linux_X86_64 LibreOffice_project/30$Build-2</meta:generator>
    <dc:title>TST</dc:title>
    <dc:date>2022-08-05T14:34:37.511926706</dc:date>
    <meta:document-statistic meta:table-count="0" meta:image-count="0" meta:object-count="0" meta:page-count="1" meta:paragraph-count="23" meta:word-count="209" meta:character-count="1244" meta:non-whitespace-character-count="1058"/>
    <meta:template xlink:type="simple" xlink:actuate="onRequest" xlink:title="TST" xlink:href="../../../../../.config/libreoffice/4/user/template/TST.ott" meta:date="2022-07-24T14:18:57.807227489"/>
  </office:meta>
</office:document-meta>
</file>